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background-color="#aec9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9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a6067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officeooo:paragraph-rsid="009e26a5" style:font-style-asian="normal" style:font-style-complex="normal"/>
    </style:style>
    <style:style style:name="P7" style:family="paragraph" style:parent-style-name="Standard">
      <style:text-properties fo:color="#999999"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tyle="normal" fo:font-weight="normal" officeooo:rsid="008f3cef" officeooo:paragraph-rsid="00a606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a5558b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1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60675"/>
    </style:style>
    <style:style style:name="P23" style:family="paragraph" style:parent-style-name="Standard">
      <style:paragraph-properties fo:break-before="column"/>
      <style:text-properties officeooo:rsid="00a367ce" officeooo:paragraph-rsid="00a5558b"/>
    </style:style>
    <style:style style:name="P24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53cm" svg:width="14.363cm" draw:z-index="0">
        <draw:text-box fo:min-height="1.52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7"/>
        </draw:text-box>
      </draw:fram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line-break/><text:conditional-text text:condition="ooow:true" text:string-value-if-true="object.name" text:string-value-if-false="">object.name</text:conditional-text></text:p>
            <text:p text:style-name="P16"><text:conditional-text text:condition="ooow:true" text:string-value-if-true="object.districts_display" text:string-value-if-false="">object.districts_display</text:conditional-text></text:p>
            <text:p text:style-name="P1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5"><text:line-break/><office:annotation><dc:creator>Auteur inconnu</dc:creator><dc:date>2015-04-07T15:56:27</dc:date><text:list text:style-name=""><text:list-item><text:p text:style-name="P26"><text:span text:style-name="T10">do text if object.type</text:span></text:p></text:list-item></text:list></office:annotation><text:span text:style-name="T4"><text:conditional-text text:condition="ooow:true" text:string-value-if-true="_(&quot;Type&quot;)" text:string-value-if-false="">_("Type")</text:conditional-text></text:span></text:p>
            <text:p text:style-name="P12"><text:conditional-text text:condition="ooow:true" text:string-value-if-true="object.type" text:string-value-if-false="">object.type</text:conditional-text></text:p>
            <text:p text:style-name="P5"><text:line-break/><office:annotation office:name="__Fieldmark__378_1852086843"><dc:creator>Auteur inconnu</dc:creator><dc:date>2015-04-07T15:56:41</dc:date><text:list text:continue-numbering="true" text:style-name=""><text:list-item><text:p>do text if object.dates_display</text:p></text:list-item></text:list></office:annotation><text:span text:style-name="T5"><text:conditional-text text:condition="ooow:true" text:string-value-if-true="_('Dates')" text:string-value-if-false="">_('Dates')</text:conditional-text></text:span><office:annotation-end office:name="__Fieldmark__378_1852086843"/></text:p>
            <text:p text:style-name="P3"><text:conditional-text text:condition="ooow:true" text:string-value-if-true="object.dates_display" text:string-value-if-false="">object.dates_display</text:conditional-text></text:p>
            <text:p text:style-name="P3"><text:line-break/><office:annotation office:name="__Fieldmark__379_1852086843"><dc:creator>Auteur inconnu</dc:creator><dc:date>2015-04-07T15:56:57</dc:date><text:list text:continue-numbering="true" text:style-name=""><text:list-item><text:p>do text if object.duration</text:p></text:list-item></text:list></office:annotation><text:span text:style-name="T4"><text:conditional-text text:condition="ooow:true" text:string-value-if-true="_(&quot;Duration&quot;)" text:string-value-if-false="">_("Duration")</text:conditional-text></text:span><office:annotation-end office:name="__Fieldmark__379_1852086843"/></text:p>
            <text:p text:style-name="P4"><text:conditional-text text:condition="ooow:true" text:string-value-if-true="object.duration" text:string-value-if-false="">object.duration</text:conditional-text></text:p>
            <text:p text:style-name="P6"><text:line-break/><office:annotation office:name="__Fieldmark__484_1852086843"><dc:creator>Auteur inconnu</dc:creator><dc:date>2015-04-07T15:58:47</dc:date><text:list text:continue-numbering="true" text:style-name=""><text:list-item><text:p>do text if object.target_audience</text:p></text:list-item></text:list></office:annotation><text:span text:style-name="T1"><text:conditional-text text:condition="ooow:true" text:string-value-if-true="_('Target audience')" text:string-value-if-false="">_('Target audience')</text:conditional-text></text:span><office:annotation-end office:name="__Fieldmark__484_1852086843"/></text:p>
            <text:p text:style-name="P3"><text:conditional-text text:condition="ooow:true" text:string-value-if-true="object.target_audience" text:string-value-if-false="">object.target_audience</text:conditional-text></text:p>
            <text:p text:style-name="P5"><text:line-break/><office:annotation office:name="__Fieldmark__485_1852086843"><dc:creator>Auteur inconnu</dc:creator><dc:date>2015-04-07T15:59:05</dc:date><text:list text:continue-numbering="true" text:style-name=""><text:list-item><text:p>do text if object.organizer</text:p></text:list-item></text:list></office:annotation><text:span text:style-name="T4"><text:conditional-text text:condition="ooow:true" text:string-value-if-true="_(&quot;Organizer&quot;)" text:string-value-if-false="">_("Organizer")</text:conditional-text></text:span><office:annotation-end office:name="__Fieldmark__485_1852086843"/></text:p>
            <text:p text:style-name="P5"><text:conditional-text text:condition="ooow:true" text:string-value-if-true="object.organizer" text:string-value-if-false="">object.organizer</text:conditional-text></text:p>
            <text:p text:style-name="P5"><text:line-break/><office:annotation office:name="__Fieldmark__486_1852086843"><dc:creator>Auteur inconnu</dc:creator><dc:date>2015-04-07T15:59:14</dc:date><text:list text:continue-numbering="true" text:style-name=""><text:list-item><text:p>do text if object.speaker</text:p></text:list-item></text:list></office:annotation><text:span text:style-name="T4"><text:conditional-text text:condition="ooow:true" text:string-value-if-true="_(&quot;Speaker&quot;)" text:string-value-if-false="">_("Speaker")</text:conditional-text></text:span><office:annotation-end office:name="__Fieldmark__486_1852086843"/></text:p>
            <text:p text:style-name="P5"><text:conditional-text text:condition="ooow:true" text:string-value-if-true="object.speaker" text:string-value-if-false="">object.speaker</text:conditional-text></text:p>
            <text:p text:style-name="P5"><text:line-break/><office:annotation><dc:creator>Auteur inconnu</dc:creator><dc:date>2015-04-07T15:59:27</dc:date><text:list text:continue-numbering="true" text:style-name=""><text:list-item><text:p text:style-name="P26"><text:span text:style-name="T10">do text if object.accessibility</text:span></text:p></text:list-item></text:list></office:annotation><text:span text:style-name="T4"><text:conditional-text text:condition="ooow:true" text:string-value-if-true="_(&quot;Accessibility&quot;)" text:string-value-if-false="">_("Accessibility")</text:conditional-text></text:span></text:p>
            <text:p text:style-name="P5"><text:conditional-text text:condition="ooow:true" text:string-value-if-true="object.accessibility" text:string-value-if-false="">object.accessibility</text:conditional-text></text:p>
            <text:p text:style-name="P5"><text:line-break/><office:annotation office:name="__Fieldmark__487_1852086843"><dc:creator>Auteur inconnu</dc:creator><dc:date>2015-04-07T15:59:41</dc:date><text:list text:continue-numbering="true" text:style-name=""><text:list-item><text:p>do text if object.participant_number</text:p></text:list-item></text:list></office:annotation><text:span text:style-name="T4"><text:conditional-text text:condition="ooow:true" text:string-value-if-true="_(&quot;Number of participants&quot;)" text:string-value-if-false="">_("Number of participants")</text:conditional-text></text:span><office:annotation-end office:name="__Fieldmark__487_1852086843"/></text:p>
            <text:p text:style-name="P5"><text:conditional-text text:condition="ooow:true" text:string-value-if-true="object.participant_number" text:string-value-if-false="">object.participant_number</text:conditional-text></text:p>
            <text:p text:style-name="P5"/>
          </table:table-cell>
          <table:table-cell table:style-name="Tableau14.B1" office:value-type="string">
            <text:p text:style-name="P9">im<office:annotation><dc:creator>mle </dc:creator><dc:date>2013-06-06T17:13:19</dc:date><text:p text:style-name="P26"><text:span text:style-name="T9">do text</text:span></text:p><text:p text:style-name="P26"><text:span text:style-name="T9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8"/>
            <text:p text:style-name="P8"><office:annotation><dc:creator>Auteur inconnu</dc:creator><dc:date>2015-04-07T16:07:38</dc:date><text:list text:continue-numbering="true" text:style-name=""><text:list-item><text:p text:style-name="P26"><text:span text:style-name="T10">do text if </text:span><text:span text:style-name="T11">object.picture_print</text:span></text:p></text:list-item></text:list></office:annotation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4"><text:conditional-text text:condition="ooow:true" text:string-value-if-true="object.description_teaser" text:string-value-if-false="">object.description_teaser</text:conditional-text></text:p>
            <text:p text:style-name="P25"><text:line-break/><text:conditional-text text:condition="ooow:true" text:string-value-if-true="object.description" text:string-value-if-false="">object.description</text:conditional-text></text:p>
            <text:p text:style-name="P10"/>
          </table:table-cell>
        </table:table-row>
      </table:table>
      <text:p text:style-name="Standard"/>
      <text:p text:style-name="P23"><office:annotation office:name="__Fieldmark__1468_2006053094"><dc:creator>Auteur inconnu</dc:creator><dc:date>2015-02-23T14:26:56</dc:date><text:list text:continue-numbering="true"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1"/>
      <text:p text:style-name="P22"/>
      <text:p text:style-name="P18"><office:annotation><dc:creator>Auteur inconnu</dc:creator><dc:date>2015-04-07T15:54:27</dc:date><text:list text:continue-numbering="true" text:style-name=""><text:list-item><text:p text:style-name="P26"><text:span text:style-name="T10">do text if object.meeting_point</text:span></text:p></text:list-item></text:list></office:annotation><text:conditional-text text:condition="ooow:true" text:string-value-if-true="_(&quot;Meeting point&quot;)" text:string-value-if-false="">_("Meeting point")</text:conditional-text></text:p>
      <text:p text:style-name="P20"><text:conditional-text text:condition="ooow:true" text:string-value-if-true="object.meeting_point" text:string-value-if-false="">object.meeting_point</text:conditional-text></text:p>
      <text:p text:style-name="P22"/>
      <text:p text:style-name="P22"><text:span text:style-name="T1"><office:annotation><dc:creator>mle </dc:creator><dc:date>2014-05-27T15:49:10</dc:date><text:p text:style-name="P26"><text:span text:style-name="T9">do text if object.meeting_time</text:span></text:p></office:annotation></text:span><text:span text:style-name="T7"><text:conditional-text text:condition="ooow:true" text:string-value-if-true="_(&quot;Meeting time&quot;)" text:string-value-if-false="">_("Meeting time")</text:conditional-text></text:span></text:p>
      <text:p text:style-name="P20"><text:conditional-text text:condition="ooow:true" text:string-value-if-true="object.meeting_time" text:string-value-if-false="">object.meeting_time</text:conditional-text></text:p>
      <text:p text:style-name="P13"/>
      <text:p text:style-name="P17"><text:span text:style-name="T3"><office:annotation><dc:creator>Auteur inconnu</dc:creator><dc:date>2015-04-07T15:55:03</dc:date><text:list text:continue-numbering="true" text:style-name=""><text:list-item><text:p text:style-name="P26"><text:span text:style-name="T10">do text if object.contact or object.email or object.website</text:span></text:p></text:list-item></text:list></office:annotation></text:span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21"><text:conditional-text text:condition="ooow:true" text:string-value-if-true="object.contact" text:string-value-if-false="">object.contact</text:conditional-text></text:p>
      <text:p text:style-name="P21"><text:conditional-text text:condition="ooow:true" text:string-value-if-true="object.email" text:string-value-if-false="">object.email</text:conditional-text></text:p>
      <text:p text:style-name="P21"><text:conditional-text text:condition="ooow:true" text:string-value-if-true="object.website" text:string-value-if-false="">object.website</text:conditional-text><text:line-break/></text:p>
      <text:p text:style-name="P21"><text:span text:style-name="T1"><office:annotation><dc:creator>mle </dc:creator><dc:date>2014-05-27T15:49:10</dc:date><text:p text:style-name="P26"><text:span text:style-name="T9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19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<text:conditional-text text:condition="ooow:true" text:string-value-if-true="_('Page')" text:string-value-if-false="">_('Page')</text:conditional-text> <text:page-number text:select-page="current">0</text:page-number>/<text:page-count>1</text:page-count> - <text:conditional-text text:condition="ooow:true" text:string-value-if-true="_('Edition of')" text:string-value-if-false="">_('Edition of')</text:conditional-text> <text:date style:data-style-name="N76" text:date-value="2015-04-24T10:46:20.962144886">24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24T10:46:20.905705208</dc:date>
    <meta:editing-duration>P1DT11H14M8S</meta:editing-duration>
    <meta:editing-cycles>279</meta:editing-cycles>
    <meta:generator>LibreOffice/4.2.7.2$Linux_X86_64 LibreOffice_project/420m0$Build-2</meta:generator>
    <meta:document-statistic meta:table-count="3" meta:image-count="1" meta:object-count="0" meta:page-count="1" meta:paragraph-count="36" meta:word-count="70" meta:character-count="715" meta:non-whitespace-character-count="683"/>
  </office:meta>
</office:document-meta>
</file>